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/>
    </style:style>
    <style:style style:name="gr2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 fo:min-height="0.361cm" fo:min-width="1.1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25cm" fo:min-width="0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fo:min-height="0.45cm" fo:min-width="2.2cm"/>
    </style:style>
    <style:style style:name="gr6" style:family="graphic" style:parent-style-name="standard">
      <style:graphic-properties fo:min-height="0.466cm" fo:min-width="1.9cm"/>
    </style:style>
    <style:style style:name="gr7" style:family="graphic" style:parent-style-name="standard">
      <style:graphic-properties fo:min-height="0.45cm" fo:min-width="2cm"/>
    </style:style>
    <style:style style:name="gr8" style:family="graphic" style:parent-style-name="standard">
      <style:graphic-properties fo:min-height="0.45cm" fo:min-width="2.7cm"/>
    </style:style>
    <style:style style:name="gr9" style:family="graphic" style:parent-style-name="standard">
      <style:graphic-properties fo:min-height="0.45cm" fo:min-width="2.5cm"/>
    </style:style>
    <style:style style:name="gr10" style:family="graphic" style:parent-style-name="standard">
      <style:graphic-properties fo:min-height="0.45cm" fo:min-width="2.4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fo:min-height="0.45cm" fo:min-width="1.6cm"/>
    </style:style>
    <style:style style:name="gr13" style:family="graphic" style:parent-style-name="standard">
      <style:graphic-properties fo:min-height="0.45cm" fo:min-width="1.8cm"/>
    </style:style>
    <style:style style:name="gr14" style:family="graphic" style:parent-style-name="standard">
      <style:graphic-properties fo:min-height="0.45cm" fo:min-width="3cm"/>
    </style:style>
    <style:style style:name="gr15" style:family="graphic" style:parent-style-name="standard">
      <style:graphic-properties fo:min-height="0.45cm" fo:min-width="1.1cm"/>
    </style:style>
    <style:style style:name="gr16" style:family="graphic" style:parent-style-name="standard">
      <style:graphic-properties draw:fill-color="#ffffff" draw:opacity="100%" fo:min-height="0.45cm" fo:min-width="2cm"/>
    </style:style>
    <style:style style:name="gr17" style:family="graphic" style:parent-style-name="standard">
      <style:graphic-properties fo:min-height="0.45cm" fo:min-width="1.3cm"/>
    </style:style>
    <style:style style:name="P1" style:family="paragraph">
      <loext:graphic-properties draw:fill="none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opacity="0%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opacity="0%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background-color="#ffffff"/>
    </style:style>
    <style:style style:name="P7" style:family="paragraph">
      <loext:graphic-properties draw:fill="none"/>
      <style:text-properties fo:background-color="#ffffff"/>
    </style:style>
    <style:style style:name="P8" style:family="paragraph">
      <loext:graphic-properties draw:fill-color="#ffffff" draw:opacity="100%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6.3cm" svg:y1="5.5cm" svg:x2="15.15cm" svg:y2="8.1cm" draw:start-shape="id1" draw:start-glue-point="2" draw:end-shape="id2" draw:end-glue-point="0" svg:d="M6300 5500l8850 2600" svg:viewBox="0 0 8851 2601">
          <text:p/>
        </draw:connector>
        <draw:connector draw:style-name="gr1" draw:text-style-name="P1" draw:layer="layout" draw:type="line" svg:x1="6.3cm" svg:y1="5.5cm" svg:x2="12.75cm" svg:y2="8.1cm" draw:start-shape="id1" draw:start-glue-point="2" draw:end-shape="id3" draw:end-glue-point="0" svg:d="M6300 5500l6450 2600" svg:viewBox="0 0 6451 2601">
          <text:p/>
        </draw:connector>
        <draw:connector draw:style-name="gr1" draw:text-style-name="P1" draw:layer="layout" draw:type="line" svg:x1="15cm" svg:y1="5.5cm" svg:x2="12.75cm" svg:y2="8.1cm" draw:start-shape="id4" draw:start-glue-point="2" draw:end-shape="id3" draw:end-glue-point="0" svg:d="M15000 5500l-2250 2600" svg:viewBox="0 0 2251 2601">
          <text:p/>
        </draw:connector>
        <draw:connector draw:style-name="gr1" draw:text-style-name="P1" draw:layer="layout" draw:type="line" svg:x1="17cm" svg:y1="4.616cm" svg:x2="15.15cm" svg:y2="8.1cm" draw:start-shape="id5" draw:start-glue-point="2" draw:end-shape="id2" draw:end-glue-point="0" svg:d="M17000 4616l-1850 3484" svg:viewBox="0 0 1851 3485">
          <text:p/>
        </draw:connector>
        <draw:connector draw:style-name="gr1" draw:text-style-name="P1" draw:layer="layout" draw:type="line" svg:x1="17.95cm" svg:y1="3.8cm" svg:x2="15.15cm" svg:y2="8.1cm" draw:start-shape="id6" draw:start-glue-point="2" draw:end-shape="id2" draw:end-glue-point="0" svg:d="M17950 3800l-2800 4300" svg:viewBox="0 0 2801 4301">
          <text:p/>
        </draw:connector>
        <draw:connector draw:style-name="gr1" draw:text-style-name="P1" draw:layer="layout" draw:type="line" svg:x1="17.95cm" svg:y1="3.8cm" svg:x2="12.75cm" svg:y2="8.1cm" draw:start-shape="id6" draw:start-glue-point="2" draw:end-shape="id3" draw:end-glue-point="0" svg:d="M17950 3800l-5200 4300" svg:viewBox="0 0 5201 4301">
          <text:p/>
        </draw:connector>
        <draw:connector draw:style-name="gr1" draw:text-style-name="P1" draw:layer="layout" draw:type="line" svg:x1="17.95cm" svg:y1="3.8cm" svg:x2="5.25cm" svg:y2="8.1cm" draw:start-shape="id6" draw:start-glue-point="2" draw:end-shape="id7" draw:end-glue-point="0" svg:d="M17950 3800l-12700 4300" svg:viewBox="0 0 12701 4301">
          <text:p/>
        </draw:connector>
        <draw:connector draw:style-name="gr1" draw:text-style-name="P1" draw:layer="layout" draw:type="line" svg:x1="17cm" svg:y1="4.616cm" svg:x2="12.75cm" svg:y2="8.1cm" draw:start-shape="id5" draw:start-glue-point="2" draw:end-shape="id3" draw:end-glue-point="0" svg:d="M17000 4616l-4250 3484" svg:viewBox="0 0 4251 3485">
          <text:p/>
        </draw:connector>
        <draw:connector draw:style-name="gr1" draw:text-style-name="P1" draw:layer="layout" draw:type="line" svg:x1="17cm" svg:y1="4.616cm" svg:x2="5.25cm" svg:y2="8.1cm" draw:start-shape="id5" draw:start-glue-point="2" draw:end-shape="id7" draw:end-glue-point="0" svg:d="M17000 4616l-11750 3484" svg:viewBox="0 0 11751 3485">
          <text:p/>
        </draw:connector>
        <draw:connector draw:style-name="gr1" draw:text-style-name="P1" draw:layer="layout" draw:type="line" svg:x1="19.35cm" svg:y1="2.9cm" svg:x2="18.1cm" svg:y2="8.1cm" draw:start-shape="id8" draw:start-glue-point="2" draw:end-shape="id9" draw:end-glue-point="0" svg:d="M19350 2900l-1250 5200" svg:viewBox="0 0 1251 5201">
          <text:p/>
        </draw:connector>
        <draw:connector draw:style-name="gr1" draw:text-style-name="P1" draw:layer="layout" draw:type="line" svg:x1="10.45cm" svg:y1="5.5cm" svg:x2="15.15cm" svg:y2="8.1cm" draw:start-shape="id10" draw:start-glue-point="2" draw:end-shape="id2" draw:end-glue-point="0" svg:d="M10450 5500l4700 2600" svg:viewBox="0 0 4701 2601">
          <text:p/>
        </draw:connector>
        <draw:connector draw:style-name="gr1" draw:text-style-name="P1" draw:layer="layout" draw:type="line" svg:x1="8.45cm" svg:y1="6.4cm" svg:x2="8.25cm" svg:y2="8.1cm" draw:start-shape="id11" draw:start-glue-point="2" draw:end-shape="id12" draw:end-glue-point="0" svg:d="M8450 6400l-200 1700" svg:viewBox="0 0 201 1701">
          <text:p/>
        </draw:connector>
        <draw:connector draw:style-name="gr1" draw:text-style-name="P1" draw:layer="layout" draw:type="line" svg:x1="8.45cm" svg:y1="6.4cm" svg:x2="12.75cm" svg:y2="8.1cm" draw:start-shape="id11" draw:start-glue-point="2" draw:end-shape="id3" draw:end-glue-point="0" svg:d="M8450 6400l4300 1700" svg:viewBox="0 0 4301 1701">
          <text:p/>
        </draw:connector>
        <draw:connector draw:style-name="gr1" draw:text-style-name="P1" draw:layer="layout" draw:type="line" svg:x1="8.45cm" svg:y1="6.4cm" svg:x2="15.15cm" svg:y2="8.1cm" draw:start-shape="id11" draw:start-glue-point="2" draw:end-shape="id2" draw:end-glue-point="0" svg:d="M8450 6400l6700 1700" svg:viewBox="0 0 6701 1701">
          <text:p/>
        </draw:connector>
        <draw:custom-shape draw:style-name="standard" xml:id="id18" draw:id="id18" draw:layer="layout" svg:width="3cm" svg:height="0.7cm" svg:x="11.2cm" svg:y="5.7cm">
          <text:p>High-Men Villag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" draw:text-style-name="P1" draw:layer="layout" draw:type="line" svg:x1="8.45cm" svg:y1="6.4cm" svg:x2="2.4cm" svg:y2="8.1cm" draw:start-shape="id11" draw:start-glue-point="2" draw:end-shape="id13" draw:end-glue-point="0" svg:d="M8450 6400l-6050 1700" svg:viewBox="0 0 6051 1701">
          <text:p/>
        </draw:connector>
        <draw:connector draw:style-name="gr1" draw:text-style-name="P1" draw:layer="layout" draw:type="line" svg:x1="8.45cm" svg:y1="6.4cm" svg:x2="5.25cm" svg:y2="8.1cm" draw:start-shape="id11" draw:start-glue-point="2" draw:end-shape="id7" draw:end-glue-point="0" svg:d="M8450 6400l-3200 1700" svg:viewBox="0 0 3201 1701">
          <text:p/>
        </draw:connector>
        <draw:connector draw:style-name="gr1" draw:text-style-name="P1" draw:layer="layout" draw:type="line" svg:x1="8.45cm" svg:y1="6.4cm" svg:x2="18.1cm" svg:y2="8.1cm" draw:start-shape="id11" draw:start-glue-point="2" draw:end-shape="id9" draw:end-glue-point="0" svg:d="M8450 6400l9650 1700" svg:viewBox="0 0 9651 1701">
          <text:p/>
        </draw:connector>
        <draw:custom-shape draw:style-name="gr2" draw:text-style-name="P3" xml:id="id14" draw:id="id14" draw:layer="layout" svg:width="1.6cm" svg:height="0.611cm" svg:x="9.7cm" svg:y="1.3cm">
          <text:p text:style-name="P2"><text:span text:style-name="T1">High-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5" draw:id="id15" draw:layer="layout" svg:width="2.4cm" svg:height="1cm" svg:x="9.3cm" svg:y="2.811cm">
          <text:p text:style-name="P2"><text:span text:style-name="T1">Rai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10.5cm" svg:y1="1.911cm" svg:x2="10.5cm" svg:y2="2.811cm" draw:start-shape="id14" draw:start-glue-point="2" draw:end-shape="id15" draw:end-glue-point="4" svg:d="M10500 1911v900" svg:viewBox="0 0 1 901">
          <text:p/>
        </draw:connector>
        <draw:custom-shape draw:style-name="gr5" xml:id="id10" draw:id="id10" draw:layer="layout" svg:width="2.7cm" svg:height="0.7cm" svg:x="9.1cm" svg:y="4.8cm">
          <text:p><text:span text:style-name="T1">High-Men T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xml:id="id5" draw:id="id5" draw:layer="layout" svg:width="2.4cm" svg:height="0.716cm" svg:x="15.8cm" svg:y="3.9cm">
          <text:p><text:span text:style-name="T1">Orcish Villa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xml:id="id17" draw:id="id17" draw:layer="layout" svg:width="2.5cm" svg:height="0.7cm" svg:x="1.5cm" svg:y="3.1cm">
          <text:p><text:span text:style-name="T1">Elven Village</text:span></text:p>
          <draw:enhanced-geometry svg:viewBox="0 0 21600 21600" draw:type="rectangle" draw:enhanced-path="M 0 0 L 21600 0 21600 21600 0 21600 0 0 Z N"/>
        </draw:custom-shape>
        <draw:custom-shape draw:style-name="gr8" xml:id="id1" draw:id="id1" draw:layer="layout" svg:width="3.2cm" svg:height="0.7cm" svg:x="4.7cm" svg:y="4.8cm">
          <text:p><text:span text:style-name="T1">Highlander Citadel</text:span></text:p>
          <draw:enhanced-geometry svg:viewBox="0 0 21600 21600" draw:type="rectangle" draw:enhanced-path="M 0 0 L 21600 0 21600 21600 0 21600 0 0 Z N"/>
        </draw:custom-shape>
        <draw:custom-shape draw:style-name="gr9" xml:id="id4" draw:id="id4" draw:layer="layout" svg:width="3cm" svg:height="0.7cm" svg:x="13.5cm" svg:y="4.8cm">
          <text:p><text:span text:style-name="T1">Lowlander Village</text:span></text:p>
          <draw:enhanced-geometry svg:viewBox="0 0 21600 21600" draw:type="rectangle" draw:enhanced-path="M 0 0 L 21600 0 21600 21600 0 21600 0 0 Z N"/>
        </draw:custom-shape>
        <draw:custom-shape draw:style-name="gr10" xml:id="id6" draw:id="id6" draw:layer="layout" svg:width="2.9cm" svg:height="0.7cm" svg:x="16.5cm" svg:y="3.1cm">
          <text:p><text:span text:style-name="T1">Faun Community</text:span></text:p>
          <draw:enhanced-geometry svg:viewBox="0 0 21600 21600" draw:type="rectangle" draw:enhanced-path="M 0 0 L 21600 0 21600 21600 0 21600 0 0 Z N"/>
        </draw:custom-shape>
        <draw:custom-shape draw:style-name="gr7" xml:id="id16" draw:id="id16" draw:layer="layout" svg:width="2.5cm" svg:height="0.7cm" svg:x="3cm" svg:y="3.9cm">
          <text:p><text:span text:style-name="T1">In the Wil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1" draw:layer="layout" draw:type="line" svg:x1="9.3cm" svg:y1="3.311cm" svg:x2="5.5cm" svg:y2="4.25cm" draw:start-shape="id15" draw:start-glue-point="5" draw:end-shape="id16" draw:end-glue-point="1" svg:d="M9300 3311l-3800 939" svg:viewBox="0 0 3801 940">
          <text:p>4</text:p>
        </draw:connector>
        <draw:connector draw:style-name="gr11" draw:text-style-name="P1" draw:layer="layout" draw:type="line" svg:x1="9.3cm" svg:y1="3.311cm" svg:x2="4cm" svg:y2="3.45cm" draw:start-shape="id15" draw:start-glue-point="5" draw:end-shape="id17" draw:end-glue-point="1" svg:d="M9300 3311l-5300 139" svg:viewBox="0 0 5301 140">
          <text:p>6</text:p>
        </draw:connector>
        <draw:connector draw:style-name="gr11" draw:text-style-name="P1" draw:layer="layout" draw:type="line" svg:x1="9.3cm" svg:y1="3.311cm" svg:x2="6.3cm" svg:y2="4.8cm" draw:start-shape="id15" draw:start-glue-point="5" draw:end-shape="id1" draw:end-glue-point="0" svg:d="M9300 3311l-3000 1489" svg:viewBox="0 0 3001 1490">
          <text:p>3</text:p>
        </draw:connector>
        <draw:connector draw:style-name="objectwithoutfill" draw:layer="layout" draw:type="line" svg:x1="9.3cm" svg:y1="3.311cm" svg:x2="8.45cm" svg:y2="5.7cm" draw:start-shape="id15" draw:start-glue-point="5" draw:end-shape="id11" draw:end-glue-point="0" svg:d="M9300 3311l-850 2389" svg:viewBox="0 0 851 2390">
          <text:p><text:span text:style-name="T2">0</text:span></text:p>
        </draw:connector>
        <draw:connector draw:style-name="gr11" draw:text-style-name="P7" draw:layer="layout" draw:type="line" svg:x1="10.5cm" svg:y1="3.811cm" svg:x2="10.45cm" svg:y2="4.8cm" draw:start-shape="id15" draw:start-glue-point="6" draw:end-shape="id10" draw:end-glue-point="0" svg:d="M10500 3811l-50 989" svg:viewBox="0 0 51 990">
          <text:p text:style-name="P6"><text:span text:style-name="T2">0</text:span></text:p>
          <text:p text:style-name="P6"><text:span text:style-name="T2"/></text:p>
        </draw:connector>
        <draw:connector draw:style-name="gr11" draw:text-style-name="P1" draw:layer="layout" draw:type="line" svg:x1="11.7cm" svg:y1="3.311cm" svg:x2="12.7cm" svg:y2="5.7cm" draw:start-shape="id15" draw:start-glue-point="7" draw:end-shape="id18" draw:end-glue-point="0" svg:d="M11700 3311l1000 2389" svg:viewBox="0 0 1001 2390">
          <text:p>0</text:p>
        </draw:connector>
        <draw:connector draw:style-name="gr11" draw:text-style-name="P7" draw:layer="layout" draw:type="line" svg:x1="11.7cm" svg:y1="3.311cm" svg:x2="13.5cm" svg:y2="5.15cm" draw:start-shape="id15" draw:start-glue-point="7" draw:end-shape="id4" draw:end-glue-point="3" svg:d="M11700 3311l1800 1839" svg:viewBox="0 0 1801 1840">
          <text:p><text:span text:style-name="T2">3</text:span></text:p>
        </draw:connector>
        <draw:connector draw:style-name="gr11" draw:text-style-name="P1" draw:layer="layout" draw:type="line" svg:x1="11.7cm" svg:y1="3.311cm" svg:x2="16.5cm" svg:y2="3.45cm" draw:start-shape="id15" draw:start-glue-point="7" draw:end-shape="id6" draw:end-glue-point="3" svg:d="M11700 3311l4800 139" svg:viewBox="0 0 4801 140">
          <text:p>6</text:p>
        </draw:connector>
        <draw:connector draw:style-name="gr11" draw:text-style-name="P1" draw:layer="layout" draw:type="line" svg:x1="11.7cm" svg:y1="3.311cm" svg:x2="15.8cm" svg:y2="4.258cm" draw:start-shape="id15" draw:start-glue-point="7" draw:end-shape="id5" svg:d="M11700 3311l4100 947" svg:viewBox="0 0 4101 948">
          <text:p>4</text:p>
        </draw:connector>
        <draw:custom-shape draw:style-name="gr12" xml:id="id3" draw:id="id3" draw:layer="layout" svg:width="2.1cm" svg:height="0.7cm" svg:x="11.7cm" svg:y="8.1cm">
          <text:p><text:span text:style-name="T1">Both parent</text:span></text:p>
          <draw:enhanced-geometry svg:viewBox="0 0 21600 21600" draw:type="rectangle" draw:enhanced-path="M 0 0 L 21600 0 21600 21600 0 21600 0 0 Z N"/>
        </draw:custom-shape>
        <draw:custom-shape draw:style-name="gr13" xml:id="id2" draw:id="id2" draw:layer="layout" svg:width="2.3cm" svg:height="0.7cm" svg:x="14cm" svg:y="8.1cm">
          <text:p><text:span text:style-name="T1">Single 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xml:id="id7" draw:id="id7" draw:layer="layout" svg:width="3.5cm" svg:height="0.7cm" svg:x="3.5cm" svg:y="8.1cm">
          <text:p><text:span text:style-name="T1">Benevolent stra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xml:id="id8" draw:id="id8" draw:layer="layout" svg:width="2.1cm" svg:height="0.7cm" svg:x="18.3cm" svg:y="2.2cm">
          <text:p><text:span text:style-name="T1">Troll Camp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1.7cm" svg:y1="3.311cm" svg:x2="18.3cm" svg:y2="2.55cm" draw:start-shape="id15" draw:start-glue-point="7" draw:end-shape="id8" draw:end-glue-point="3" svg:d="M11700 3311l6600-761" svg:viewBox="0 0 6601 762">
          <text:p>7</text:p>
        </draw:connector>
        <draw:custom-shape draw:style-name="gr8" xml:id="id9" draw:id="id9" draw:layer="layout" svg:width="3.2cm" svg:height="0.7cm" svg:x="16.5cm" svg:y="8.1cm">
          <text:p><text:span text:style-name="T1">Malevolent Stranger</text:span></text:p>
          <draw:enhanced-geometry svg:viewBox="0 0 21600 21600" draw:type="rectangle" draw:enhanced-path="M 0 0 L 21600 0 21600 21600 0 21600 0 0 Z N"/>
        </draw:custom-shape>
        <draw:custom-shape draw:style-name="gr12" xml:id="id12" draw:id="id12" draw:layer="layout" svg:width="2.1cm" svg:height="0.7cm" svg:x="7.2cm" svg:y="8.1cm">
          <text:p><text:span text:style-name="T1">Orphan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xml:id="id13" draw:id="id13" draw:layer="layout" svg:width="1.6cm" svg:height="0.7cm" svg:x="1.6cm" svg:y="8.1cm">
          <text:p><text:span text:style-name="T1">Nobody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0.45cm" svg:y1="5.5cm" svg:x2="12.75cm" svg:y2="8.1cm" draw:start-shape="id10" draw:start-glue-point="2" draw:end-shape="id3" draw:end-glue-point="0" svg:d="M10450 5500l2300 2600" svg:viewBox="0 0 2301 2601">
          <text:p/>
        </draw:connector>
        <draw:connector draw:style-name="gr1" draw:text-style-name="P1" draw:layer="layout" draw:type="line" svg:x1="10.45cm" svg:y1="5.5cm" svg:x2="5.25cm" svg:y2="8.1cm" draw:start-shape="id10" draw:start-glue-point="2" draw:end-shape="id7" draw:end-glue-point="0" svg:d="M10450 5500l-5200 2600" svg:viewBox="0 0 5201 2601">
          <text:p/>
        </draw:connector>
        <draw:custom-shape draw:style-name="gr16" draw:text-style-name="P8" xml:id="id11" draw:id="id11" draw:layer="layout" svg:width="2.5cm" svg:height="0.7cm" svg:x="7.2cm" svg:y="5.7cm">
          <text:p><text:span text:style-name="T1">High-Men 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xml:id="id19" draw:id="id19" draw:layer="layout" svg:width="1.8cm" svg:height="0.7cm" svg:x="9.6cm" svg:y="8.1cm">
          <text:p><text:span text:style-name="T1">Rela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8.45cm" svg:y1="6.4cm" svg:x2="10.5cm" svg:y2="8.1cm" draw:start-shape="id11" draw:start-glue-point="2" draw:end-shape="id19" draw:end-glue-point="0" svg:d="M8450 6400l2050 1700" svg:viewBox="0 0 2051 1701">
          <text:p/>
        </draw:connector>
        <draw:connector draw:style-name="gr1" draw:text-style-name="P1" draw:layer="layout" draw:type="line" svg:x1="10.45cm" svg:y1="5.5cm" svg:x2="10.5cm" svg:y2="8.1cm" draw:start-shape="id10" draw:start-glue-point="2" draw:end-shape="id19" draw:end-glue-point="0" svg:d="M10450 5500l50 2600" svg:viewBox="0 0 51 2601">
          <text:p/>
        </draw:connector>
        <draw:connector draw:style-name="gr1" draw:text-style-name="P1" draw:layer="layout" draw:type="line" svg:x1="12.7cm" svg:y1="6.4cm" svg:x2="10.5cm" svg:y2="8.1cm" draw:start-shape="id18" draw:start-glue-point="2" draw:end-shape="id19" draw:end-glue-point="0" svg:d="M12700 6400l-2200 1700" svg:viewBox="0 0 2201 1701">
          <text:p/>
        </draw:connector>
        <draw:connector draw:style-name="gr1" draw:text-style-name="P1" draw:layer="layout" draw:type="line" svg:x1="12.7cm" svg:y1="6.4cm" svg:x2="12.75cm" svg:y2="8.1cm" draw:start-shape="id18" draw:start-glue-point="2" draw:end-shape="id3" draw:end-glue-point="0" svg:d="M12700 6400l50 1700" svg:viewBox="0 0 51 1701">
          <text:p/>
        </draw:connector>
        <draw:connector draw:style-name="gr1" draw:text-style-name="P1" draw:layer="layout" draw:type="line" svg:x1="12.7cm" svg:y1="6.4cm" svg:x2="15.15cm" svg:y2="8.1cm" draw:start-shape="id18" draw:start-glue-point="2" draw:end-shape="id2" draw:end-glue-point="0" svg:d="M12700 6400l2450 1700" svg:viewBox="0 0 2451 1701">
          <text:p/>
        </draw:connector>
        <draw:connector draw:style-name="gr1" draw:text-style-name="P1" draw:layer="layout" draw:type="line" svg:x1="17cm" svg:y1="4.616cm" svg:x2="18.1cm" svg:y2="8.1cm" draw:start-shape="id5" draw:start-glue-point="2" draw:end-shape="id9" draw:end-glue-point="0" svg:d="M17000 4616l1100 3484" svg:viewBox="0 0 1101 3485">
          <text:p/>
        </draw:connector>
        <draw:connector draw:style-name="gr1" draw:text-style-name="P1" draw:layer="layout" draw:type="line" svg:x1="15cm" svg:y1="5.5cm" svg:x2="15.15cm" svg:y2="8.1cm" draw:start-shape="id4" draw:start-glue-point="2" draw:end-shape="id2" svg:d="M15000 5500l150 2600" svg:viewBox="0 0 15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5cm" fo:min-width="2.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marker-end-width="0.3cm" draw:fill="none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20:30:20.520379267</meta:creation-date>
    <dc:date>2016-07-10T22:25:50.237174046</dc:date>
    <meta:editing-duration>PT1H25M9S</meta:editing-duration>
    <meta:editing-cycles>8</meta:editing-cycles>
    <meta:generator>LibreOffice/5.0.6.2$Linux_X86_64 LibreOffice_project/00m0$Build-2</meta:generator>
    <meta:document-statistic meta:object-count="56"/>
  </office:meta>
</office:document-meta>
</file>